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969cm" svg:height="2.159cm" svg:x="7.858cm" svg:y="2.016cm">
          <text:p text:style-name="P1">AbstractTopolog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382cm" svg:height="2.032cm" svg:x="2.016cm" svg:y="5.318cm">
          <text:p text:style-name="P1">FullyConnectedTopology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8.586cm" svg:height="2.032cm" svg:x="11.414cm" svg:y="5.318cm">
          <text:p text:style-name="P1">NearestNeighborTopolog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842cm" svg:y1="4.175cm" svg:x2="6.207cm" svg:y2="5.318cm" draw:start-shape="id1" draw:start-glue-point="2" draw:end-shape="id2" draw:end-glue-point="0" svg:d="m10842 4175v571h-4635v572" svg:viewBox="0 0 4636 1144">
          <text:p/>
        </draw:connector>
        <draw:connector draw:style-name="gr2" draw:text-style-name="P1" draw:layer="layout" svg:x1="10.842cm" svg:y1="4.175cm" svg:x2="15.707cm" svg:y2="5.318cm" draw:start-shape="id1" draw:start-glue-point="2" draw:end-shape="id3" draw:end-glue-point="0" svg:d="m10842 4175v571h4865v572" svg:viewBox="0 0 4866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lense </meta:initial-creator>
    <meta:creation-date>2013-11-18T12:29:18</meta:creation-date>
    <dc:date>2013-11-18T12:31:29</dc:date>
    <dc:creator>falense </dc:creator>
    <meta:editing-duration>P0D</meta:editing-duration>
    <meta:editing-cycles>1</meta:editing-cycles>
    <meta:document-statistic meta:object-count="5"/>
    <meta:generator>LibreOffice/4.0.2.2$Linux_X86_64 LibreOffice_project/400m0$Build-2</meta:generator>
  </office:meta>
</office:document-meta>
</file>